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90000027D5EFBA3E0.png" manifest:media-type="image/png"/>
  <manifest:file-entry manifest:full-path="Pictures/10000001000004520000012D35802045.png" manifest:media-type="image/png"/>
  <manifest:file-entry manifest:full-path="Pictures/100000010000009200000041CB359181.png" manifest:media-type="image/png"/>
  <manifest:file-entry manifest:full-path="Pictures/100000010000017D0000023D527C009E.png" manifest:media-type="image/png"/>
  <manifest:file-entry manifest:full-path="Pictures/10000001000000A20000004656B06B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" style:family="graphic" style:parent-style-name="standard">
      <style:graphic-properties draw:stroke="solid" svg:stroke-width="0cm" svg:stroke-color="#999999" draw:fill="solid" draw:fill-color="#111111" draw:auto-grow-height="true" draw:auto-grow-width="false" fo:min-height="1.2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8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30pt" style:font-size-asian="30pt" style:font-size-complex="30pt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solid" draw:fill-color="#111111"/>
      <style:text-properties style:font-name="Open Sans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font-name="Open Sans"/>
    </style:style>
    <style:style style:name="T4" style:family="text">
      <style:text-properties style:font-name="Open Sans" fo:letter-spacing="-0.03cm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Open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4.5cm" svg:height="3.5cm" svg:x="2.5cm" svg:y="6.5cm">
          <draw:text-box>
            <text:p><text:span text:style-name="T1">Manual de estilo web </text:span></text:p>
            <text:p><text:span text:style-name="T2">URBAN NOMAD</text:span></text:p>
          </draw:text-box>
        </draw:frame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1. </text:span><text:span text:style-name="T6">Fuente usada :</text:span></text:p>
          </draw:text-box>
        </draw:frame>
        <draw:frame draw:style-name="gr5" draw:text-style-name="P6" draw:layer="layout" svg:width="25.411cm" svg:height="7.37cm" svg:x="1.089cm" svg:y="5.63cm">
          <draw:image xlink:href="Pictures/10000001000004520000012D358020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2. Paleta de colores utilizada</text:span><text:span text:style-name="T6"> :</text:span></text:p>
          </draw:text-box>
        </draw:frame>
        <draw:frame draw:style-name="gr5" draw:text-style-name="P6" draw:layer="layout" svg:width="5.902cm" svg:height="9.973cm" svg:x="1.5cm" svg:y="4.527cm">
          <draw:image xlink:href="Pictures/10000001000001790000027D5EFBA3E0.png" xlink:type="simple" xlink:show="embed" xlink:actuate="onLoad" draw:mime-type="image/png">
            <text:p/>
          </draw:image>
        </draw:frame>
        <draw:frame draw:style-name="gr5" draw:text-style-name="P6" draw:layer="layout" svg:width="6cm" svg:height="10cm" svg:x="11cm" svg:y="4.538cm">
          <draw:image xlink:href="Pictures/100000010000017D0000023D527C00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4. Botones</text:span><text:span text:style-name="T6"> :</text:span></text:p>
          </draw:text-box>
        </draw:frame>
        <draw:frame draw:style-name="gr5" draw:text-style-name="P6" draw:layer="layout" svg:width="3.373cm" svg:height="1.5cm" svg:x="1.411cm" svg:y="5.5cm">
          <draw:image xlink:href="Pictures/100000010000009200000041CB359181.png" xlink:type="simple" xlink:show="embed" xlink:actuate="onLoad" draw:mime-type="image/png">
            <text:p/>
          </draw:image>
        </draw:frame>
        <draw:frame draw:style-name="gr5" draw:text-style-name="P6" draw:layer="layout" svg:width="3.428cm" svg:height="1.479cm" svg:x="5.572cm" svg:y="5.5cm">
          <draw:image xlink:href="Pictures/10000001000000A20000004656B06B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4. Estilos formularios</text:span><text:span text:style-name="T6"> 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4. Estilos formularios</text:span><text:span text:style-name="T6"> 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frame draw:style-name="gr2" draw:text-style-name="P3" draw:layer="layout" svg:width="28cm" svg:height="1.5cm" svg:x="0cm" svg:y="0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RBAN NOMAD</text:span></text:p>
          </draw:text-box>
        </draw:frame>
        <draw:frame draw:style-name="gr4" draw:text-style-name="P5" draw:layer="layout" svg:width="25.5cm" svg:height="1.538cm" svg:x="1cm" svg:y="3cm">
          <draw:text-box>
            <text:p><text:span text:style-name="T5">5. Estilos tabla</text:span><text:span text:style-name="T6"> 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19:51:35.150000000</meta:creation-date>
    <dc:date>2024-11-26T20:34:22.470000000</dc:date>
    <meta:editing-duration>PT10M34S</meta:editing-duration>
    <meta:editing-cycles>1</meta:editing-cycles>
    <meta:generator>LibreOffice/24.8.1.2$Windows_X86_64 LibreOffice_project/87fa9aec1a63e70835390b81c40bb8993f1d4ff6</meta:generator>
    <meta:document-statistic meta:object-count="54"/>
  </office:meta>
</office:document-meta>
</file>